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svg:stroke-color="#800000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45cm" svg:height="6.778cm" svg:x="2.56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81cm" svg:height="1.905cm" svg:x="6.141cm" svg:y="4.94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2.54cm" svg:height="1.27cm" svg:x="2.8cm" svg:y="1.83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2.54cm" svg:height="1.27cm" svg:x="2.8cm" svg:y="3.10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2.54cm" svg:height="1.27cm" svg:x="2.8cm" svg:y="4.37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2.54cm" svg:height="1.27cm" svg:x="2.8cm" svg:y="5.64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2.54cm" svg:height="1.27cm" svg:x="2.8cm" svg:y="6.91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9" draw:layer="layout" svg:width="2.54cm" svg:height="1.27cm" svg:x="10.182cm" svg:y="2.43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6.141cm" svg:y="6.845cm">
          <text:p text:style-name="P1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0.635cm" svg:x="6.141cm" svg:y="7.48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8.042cm" svg:y="6.845cm">
          <text:p text:style-name="P1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2" draw:layer="layout" svg:width="2.54cm" svg:height="1.27cm" svg:x="6.764cm" svg:y="2.73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046cm" svg:y1="4.94cm" svg:x2="8.034cm" svg:y2="4.005cm" draw:start-shape="id1" draw:start-glue-point="0" draw:end-shape="id2" draw:end-glue-point="2" svg:d="m8046 4940v-468h-12v-467">
          <text:p/>
        </draw:connector>
        <draw:connector draw:style-name="gr8" draw:text-style-name="P1" draw:layer="layout" draw:line-skew="-0.272cm" svg:x1="6.764cm" svg:y1="3.37cm" svg:x2="5.34cm" svg:y2="7.55cm" draw:start-shape="id2" draw:start-glue-point="3" draw:end-shape="id3" draw:end-glue-point="1" svg:d="m6764 3370h-984v4180h-440">
          <text:p/>
        </draw:connector>
        <draw:connector draw:style-name="gr8" draw:text-style-name="P1" draw:layer="layout" draw:line-skew="-0.272cm" svg:x1="6.764cm" svg:y1="3.37cm" svg:x2="5.34cm" svg:y2="6.28cm" draw:start-shape="id2" draw:start-glue-point="3" draw:end-shape="id4" draw:end-glue-point="1" svg:d="m6764 3370h-984v2910h-440">
          <text:p/>
        </draw:connector>
        <draw:connector draw:style-name="gr8" draw:text-style-name="P1" draw:layer="layout" draw:line-skew="-0.272cm" svg:x1="6.764cm" svg:y1="3.37cm" svg:x2="5.34cm" svg:y2="5.01cm" draw:start-shape="id2" draw:start-glue-point="3" draw:end-shape="id5" draw:end-glue-point="1" svg:d="m6764 3370h-984v1640h-440">
          <text:p/>
        </draw:connector>
        <draw:connector draw:style-name="gr8" draw:text-style-name="P1" draw:layer="layout" draw:line-skew="-0.272cm" svg:x1="6.764cm" svg:y1="3.37cm" svg:x2="5.34cm" svg:y2="3.74cm" draw:start-shape="id2" draw:start-glue-point="3" draw:end-shape="id6" draw:end-glue-point="1" svg:d="m6764 3370h-984v370h-440">
          <text:p/>
        </draw:connector>
        <draw:connector draw:style-name="gr8" draw:text-style-name="P1" draw:layer="layout" draw:line-skew="-0.284cm" svg:x1="6.764cm" svg:y1="3.37cm" svg:x2="5.34cm" svg:y2="2.47cm" draw:start-shape="id2" draw:start-glue-point="3" draw:end-shape="id7" draw:end-glue-point="1" svg:d="m6764 3370h-996v-900h-428">
          <text:p/>
        </draw:connector>
        <draw:custom-shape draw:style-name="gr9" draw:text-style-name="P3" draw:id="id8" draw:layer="layout" svg:width="2.005cm" svg:height="0.71cm" svg:x="10.46cm" svg:y="4.935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046cm" svg:y1="4.94cm" svg:x2="11.462cm" svg:y2="4.935cm" draw:start-shape="id1" draw:start-glue-point="0" draw:end-shape="id8" draw:end-glue-point="0" svg:d="m8046 4940v-506h3416v501">
          <text:p/>
        </draw:connector>
        <draw:connector draw:style-name="gr8" draw:text-style-name="P1" draw:layer="layout" draw:line-skew="0.103cm" svg:x1="8.046cm" svg:y1="4.94cm" svg:x2="11.452cm" svg:y2="3.709cm" draw:start-shape="id1" draw:start-glue-point="0" draw:end-shape="id9" draw:end-glue-point="2" svg:d="m8046 4940v-513h3406v-718">
          <text:p/>
        </draw:connector>
        <draw:custom-shape draw:style-name="gr1" draw:text-style-name="P1" draw:layer="layout" svg:width="10.96cm" svg:height="6.725cm" svg:x="11.16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3.81cm" svg:height="1.905cm" svg:x="14.561cm" svg:y="12.56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6" draw:layer="layout" svg:width="2.54cm" svg:height="1.27cm" svg:x="11.302cm" svg:y="9.45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5" draw:layer="layout" svg:width="2.54cm" svg:height="1.27cm" svg:x="11.302cm" svg:y="10.72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4" draw:layer="layout" svg:width="2.54cm" svg:height="1.27cm" svg:x="11.302cm" svg:y="11.99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2.54cm" svg:height="1.27cm" svg:x="11.302cm" svg:y="13.26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2" draw:layer="layout" svg:width="2.54cm" svg:height="1.27cm" svg:x="11.302cm" svg:y="14.53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18" draw:layer="layout" svg:width="2.54cm" svg:height="1.27cm" svg:x="19.395cm" svg:y="12.678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11" draw:layer="layout" svg:width="2.54cm" svg:height="1.27cm" svg:x="15.184cm" svg:y="10.35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466cm" svg:y1="12.56cm" svg:x2="16.454cm" svg:y2="11.625cm" draw:start-shape="id10" draw:start-glue-point="0" draw:end-shape="id11" draw:end-glue-point="2" svg:d="m16466 12560v-468h-12v-467">
          <text:p/>
        </draw:connector>
        <draw:connector draw:style-name="gr8" draw:text-style-name="P1" draw:layer="layout" draw:line-skew="-0.363cm" svg:x1="15.184cm" svg:y1="10.99cm" svg:x2="13.842cm" svg:y2="15.17cm" draw:start-shape="id11" draw:start-glue-point="3" draw:end-shape="id12" draw:end-glue-point="1" svg:d="m15184 10990h-1034v4180h-308">
          <text:p/>
        </draw:connector>
        <draw:connector draw:style-name="gr8" draw:text-style-name="P1" draw:layer="layout" draw:line-skew="-0.363cm" svg:x1="15.184cm" svg:y1="10.99cm" svg:x2="13.842cm" svg:y2="13.9cm" draw:start-shape="id11" draw:start-glue-point="3" draw:end-shape="id13" draw:end-glue-point="1" svg:d="m15184 10990h-1034v2910h-308">
          <text:p/>
        </draw:connector>
        <draw:connector draw:style-name="gr8" draw:text-style-name="P1" draw:layer="layout" draw:line-skew="-0.363cm" svg:x1="15.184cm" svg:y1="10.99cm" svg:x2="13.842cm" svg:y2="12.63cm" draw:start-shape="id11" draw:start-glue-point="3" draw:end-shape="id14" draw:end-glue-point="1" svg:d="m15184 10990h-1034v1640h-308">
          <text:p/>
        </draw:connector>
        <draw:connector draw:style-name="gr8" draw:text-style-name="P1" draw:layer="layout" draw:line-skew="-0.363cm" svg:x1="15.184cm" svg:y1="10.99cm" svg:x2="13.842cm" svg:y2="11.36cm" draw:start-shape="id11" draw:start-glue-point="3" draw:end-shape="id15" draw:end-glue-point="1" svg:d="m15184 10990h-1034v370h-308">
          <text:p/>
        </draw:connector>
        <draw:connector draw:style-name="gr8" draw:text-style-name="P1" draw:layer="layout" draw:line-skew="-0.363cm" svg:x1="15.184cm" svg:y1="10.99cm" svg:x2="13.842cm" svg:y2="10.09cm" draw:start-shape="id11" draw:start-glue-point="3" draw:end-shape="id16" draw:end-glue-point="1" svg:d="m15184 10990h-1034v-900h-308">
          <text:p/>
        </draw:connector>
        <draw:custom-shape draw:style-name="gr9" draw:text-style-name="P3" draw:id="id17" draw:layer="layout" svg:width="2.54cm" svg:height="1.27cm" svg:x="19.395cm" svg:y="11.408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466cm" svg:y1="12.56cm" svg:x2="19.395cm" svg:y2="12.043cm" draw:start-shape="id10" draw:start-glue-point="0" draw:end-shape="id17" draw:end-glue-point="3" svg:d="m16466 12560v-517h2929">
          <text:p/>
        </draw:connector>
        <draw:connector draw:style-name="gr8" draw:text-style-name="P1" draw:layer="layout" draw:line-skew="0cm 0.139cm" svg:x1="16.466cm" svg:y1="12.56cm" svg:x2="19.395cm" svg:y2="13.313cm" draw:start-shape="id10" draw:start-glue-point="0" draw:end-shape="id18" draw:end-glue-point="3" svg:d="m16466 12560v-502h2556v1255h373">
          <text:p/>
        </draw:connector>
        <draw:custom-shape draw:style-name="gr9" draw:text-style-name="P2" draw:layer="layout" svg:width="2.54cm" svg:height="1.27cm" svg:x="19.395cm" svg:y="13.948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0.345cm" svg:height="6.778cm" svg:x="2.56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9" draw:layer="layout" svg:width="3.81cm" svg:height="1.905cm" svg:x="6.141cm" svg:y="4.94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5" draw:layer="layout" svg:width="2.54cm" svg:height="1.27cm" svg:x="2.8cm" svg:y="1.83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4" draw:layer="layout" svg:width="2.54cm" svg:height="1.27cm" svg:x="2.8cm" svg:y="3.10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3" draw:layer="layout" svg:width="2.54cm" svg:height="1.27cm" svg:x="2.8cm" svg:y="4.37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2" draw:layer="layout" svg:width="2.54cm" svg:height="1.27cm" svg:x="2.8cm" svg:y="5.64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1" draw:layer="layout" svg:width="2.54cm" svg:height="1.27cm" svg:x="2.8cm" svg:y="6.91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7" draw:layer="layout" svg:width="2.54cm" svg:height="1.27cm" svg:x="10.182cm" svg:y="2.43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6.141cm" svg:y="6.845cm">
          <text:p text:style-name="P1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0.635cm" svg:x="6.141cm" svg:y="7.48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8.042cm" svg:y="6.845cm">
          <text:p text:style-name="P1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20" draw:layer="layout" svg:width="2.54cm" svg:height="1.27cm" svg:x="6.764cm" svg:y="2.73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046cm" svg:y1="4.94cm" svg:x2="8.034cm" svg:y2="4.005cm" draw:start-shape="id19" draw:start-glue-point="0" draw:end-shape="id20" draw:end-glue-point="2" svg:d="m8046 4940v-468h-12v-467">
          <text:p/>
        </draw:connector>
        <draw:connector draw:style-name="gr8" draw:text-style-name="P1" draw:layer="layout" svg:x1="6.764cm" svg:y1="3.37cm" svg:x2="5.34cm" svg:y2="7.55cm" draw:start-shape="id20" draw:start-glue-point="3" draw:end-shape="id21" draw:end-glue-point="1" svg:d="m6764 3370h-712v4180h-712">
          <text:p/>
        </draw:connector>
        <draw:connector draw:style-name="gr8" draw:text-style-name="P1" draw:layer="layout" svg:x1="6.764cm" svg:y1="3.37cm" svg:x2="5.34cm" svg:y2="6.28cm" draw:start-shape="id20" draw:start-glue-point="3" draw:end-shape="id22" draw:end-glue-point="1" svg:d="m6764 3370h-712v2910h-712">
          <text:p/>
        </draw:connector>
        <draw:connector draw:style-name="gr8" draw:text-style-name="P1" draw:layer="layout" svg:x1="6.764cm" svg:y1="3.37cm" svg:x2="5.34cm" svg:y2="5.01cm" draw:start-shape="id20" draw:start-glue-point="3" draw:end-shape="id23" draw:end-glue-point="1" svg:d="m6764 3370h-712v1640h-712">
          <text:p/>
        </draw:connector>
        <draw:connector draw:style-name="gr8" draw:text-style-name="P1" draw:layer="layout" draw:line-skew="-0.272cm" svg:x1="6.764cm" svg:y1="3.37cm" svg:x2="5.34cm" svg:y2="3.74cm" draw:start-shape="id20" draw:start-glue-point="3" draw:end-shape="id24" draw:end-glue-point="1" svg:d="m6764 3370h-984v370h-440">
          <text:p/>
        </draw:connector>
        <draw:connector draw:style-name="gr8" draw:text-style-name="P1" draw:layer="layout" draw:line-skew="-0.284cm" svg:x1="6.764cm" svg:y1="3.37cm" svg:x2="5.34cm" svg:y2="2.47cm" draw:start-shape="id20" draw:start-glue-point="3" draw:end-shape="id25" draw:end-glue-point="1" svg:d="m6764 3370h-996v-900h-428">
          <text:p/>
        </draw:connector>
        <draw:custom-shape draw:style-name="gr9" draw:text-style-name="P3" draw:id="id26" draw:layer="layout" svg:width="2.005cm" svg:height="0.71cm" svg:x="10.46cm" svg:y="4.935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046cm" svg:y1="4.94cm" svg:x2="11.462cm" svg:y2="4.935cm" draw:start-shape="id19" draw:start-glue-point="0" draw:end-shape="id26" draw:end-glue-point="0" svg:d="m8046 4940v-506h3416v501">
          <text:p/>
        </draw:connector>
        <draw:connector draw:style-name="gr8" draw:text-style-name="P1" draw:layer="layout" svg:x1="8.046cm" svg:y1="4.94cm" svg:x2="11.452cm" svg:y2="3.709cm" draw:start-shape="id19" draw:start-glue-point="0" draw:end-shape="id27" draw:end-glue-point="2" svg:d="m8046 4940v-616h3406v-615">
          <text:p/>
        </draw:connector>
        <draw:custom-shape draw:style-name="gr1" draw:text-style-name="P1" draw:layer="layout" svg:width="10.96cm" svg:height="6.725cm" svg:x="11.16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28" draw:layer="layout" svg:width="3.81cm" svg:height="1.905cm" svg:x="14.561cm" svg:y="12.56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4" draw:layer="layout" svg:width="2.54cm" svg:height="1.27cm" svg:x="11.302cm" svg:y="9.45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3" draw:layer="layout" svg:width="2.54cm" svg:height="1.27cm" svg:x="11.302cm" svg:y="10.72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2" draw:layer="layout" svg:width="2.54cm" svg:height="1.27cm" svg:x="11.302cm" svg:y="11.99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1" draw:layer="layout" svg:width="2.54cm" svg:height="1.27cm" svg:x="11.302cm" svg:y="13.26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0" draw:layer="layout" svg:width="2.54cm" svg:height="1.27cm" svg:x="11.302cm" svg:y="14.53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36" draw:layer="layout" svg:width="2.54cm" svg:height="1.27cm" svg:x="19.395cm" svg:y="12.678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29" draw:layer="layout" svg:width="2.54cm" svg:height="1.27cm" svg:x="15.184cm" svg:y="10.35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466cm" svg:y1="12.56cm" svg:x2="16.454cm" svg:y2="11.625cm" draw:start-shape="id28" draw:start-glue-point="0" draw:end-shape="id29" draw:end-glue-point="2" svg:d="m16466 12560v-468h-12v-467">
          <text:p/>
        </draw:connector>
        <draw:connector draw:style-name="gr8" draw:text-style-name="P1" draw:layer="layout" svg:x1="15.184cm" svg:y1="10.99cm" svg:x2="13.842cm" svg:y2="15.17cm" draw:start-shape="id29" draw:start-glue-point="3" draw:end-shape="id30" draw:end-glue-point="1" svg:d="m15184 10990h-671v4180h-671">
          <text:p/>
        </draw:connector>
        <draw:connector draw:style-name="gr8" draw:text-style-name="P1" draw:layer="layout" svg:x1="15.184cm" svg:y1="10.99cm" svg:x2="13.842cm" svg:y2="13.9cm" draw:start-shape="id29" draw:start-glue-point="3" draw:end-shape="id31" draw:end-glue-point="1" svg:d="m15184 10990h-671v2910h-671">
          <text:p/>
        </draw:connector>
        <draw:connector draw:style-name="gr8" draw:text-style-name="P1" draw:layer="layout" svg:x1="15.184cm" svg:y1="10.99cm" svg:x2="13.842cm" svg:y2="12.63cm" draw:start-shape="id29" draw:start-glue-point="3" draw:end-shape="id32" draw:end-glue-point="1" svg:d="m15184 10990h-671v1640h-671">
          <text:p/>
        </draw:connector>
        <draw:connector draw:style-name="gr8" draw:text-style-name="P1" draw:layer="layout" draw:line-skew="-0.363cm" svg:x1="15.184cm" svg:y1="10.99cm" svg:x2="13.842cm" svg:y2="11.36cm" draw:start-shape="id29" draw:start-glue-point="3" draw:end-shape="id33" draw:end-glue-point="1" svg:d="m15184 10990h-1034v370h-308">
          <text:p/>
        </draw:connector>
        <draw:connector draw:style-name="gr8" draw:text-style-name="P1" draw:layer="layout" draw:line-skew="-0.363cm" svg:x1="15.184cm" svg:y1="10.99cm" svg:x2="13.842cm" svg:y2="10.09cm" draw:start-shape="id29" draw:start-glue-point="3" draw:end-shape="id34" draw:end-glue-point="1" svg:d="m15184 10990h-1034v-900h-308">
          <text:p/>
        </draw:connector>
        <draw:custom-shape draw:style-name="gr9" draw:text-style-name="P3" draw:id="id35" draw:layer="layout" svg:width="2.54cm" svg:height="1.27cm" svg:x="19.395cm" svg:y="11.408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466cm" svg:y1="12.56cm" svg:x2="19.395cm" svg:y2="12.043cm" draw:start-shape="id28" draw:start-glue-point="0" draw:end-shape="id35" draw:end-glue-point="3" svg:d="m16466 12560v-517h2929">
          <text:p/>
        </draw:connector>
        <draw:connector draw:style-name="gr8" draw:text-style-name="P1" draw:layer="layout" svg:x1="16.466cm" svg:y1="12.56cm" svg:x2="19.395cm" svg:y2="13.313cm" draw:start-shape="id28" draw:start-glue-point="0" draw:end-shape="id36" draw:end-glue-point="3" svg:d="m16466 12560v-502h2417v1255h512">
          <text:p/>
        </draw:connector>
        <draw:custom-shape draw:style-name="gr9" draw:text-style-name="P2" draw:layer="layout" svg:width="2.54cm" svg:height="1.27cm" svg:x="19.395cm" svg:y="13.948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0.96cm" svg:height="7.62cm" svg:x="5.442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37" draw:layer="layout" svg:width="3.81cm" svg:height="1.905cm" svg:x="8.843cm" svg:y="15.735cm">
          <text:p text:style-name="P1"><text:span text:style-name="T1">CPU</text:span></text:p>
          <text:p text:style-name="P1"><text:span text:style-name="T1">ARM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3" draw:layer="layout" svg:width="2.54cm" svg:height="1.27cm" svg:x="5.584cm" svg:y="12.63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2" draw:layer="layout" svg:width="2.54cm" svg:height="1.27cm" svg:x="5.584cm" svg:y="13.9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1" draw:layer="layout" svg:width="2.54cm" svg:height="1.27cm" svg:x="5.584cm" svg:y="15.17cm">
          <text:p text:style-name="P1"><text:span text:style-name="T1">Watch Do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0" draw:layer="layout" svg:width="2.54cm" svg:height="1.27cm" svg:x="5.584cm" svg:y="16.44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9" draw:layer="layout" svg:width="2.54cm" svg:height="1.27cm" svg:x="5.584cm" svg:y="17.71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44" draw:layer="layout" svg:width="2.54cm" svg:height="1.27cm" svg:x="13.677cm" svg:y="16.353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38" draw:layer="layout" svg:width="2.54cm" svg:height="1.27cm" svg:x="9.466cm" svg:y="13.53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748cm" svg:y1="15.735cm" svg:x2="10.736cm" svg:y2="14.8cm" draw:start-shape="id37" draw:start-glue-point="0" draw:end-shape="id38" draw:end-glue-point="2" svg:d="m10748 15735v-468h-12v-467">
          <text:p/>
        </draw:connector>
        <draw:connector draw:style-name="gr8" draw:text-style-name="P1" draw:layer="layout" draw:line-skew="-0.355cm" svg:x1="9.466cm" svg:y1="14.165cm" svg:x2="8.124cm" svg:y2="18.345cm" draw:start-shape="id38" draw:start-glue-point="3" draw:end-shape="id39" draw:end-glue-point="1" svg:d="m9466 14165h-1026v4180h-316">
          <text:p/>
        </draw:connector>
        <draw:connector draw:style-name="gr8" draw:text-style-name="P1" draw:layer="layout" draw:line-skew="-0.341cm" svg:x1="9.466cm" svg:y1="14.165cm" svg:x2="8.124cm" svg:y2="17.075cm" draw:start-shape="id38" draw:start-glue-point="3" draw:end-shape="id40" draw:end-glue-point="1" svg:d="m9466 14165h-1012v2910h-330">
          <text:p/>
        </draw:connector>
        <draw:connector draw:style-name="gr8" draw:text-style-name="P1" draw:layer="layout" draw:line-skew="-0.341cm" svg:x1="9.466cm" svg:y1="14.165cm" svg:x2="8.124cm" svg:y2="15.805cm" draw:start-shape="id38" draw:start-glue-point="3" draw:end-shape="id41" draw:end-glue-point="1" svg:d="m9466 14165h-1012v1640h-330">
          <text:p/>
        </draw:connector>
        <draw:connector draw:style-name="gr8" draw:text-style-name="P1" draw:layer="layout" draw:line-skew="-0.363cm" svg:x1="9.466cm" svg:y1="14.165cm" svg:x2="8.124cm" svg:y2="14.535cm" draw:start-shape="id38" draw:start-glue-point="3" draw:end-shape="id42" draw:end-glue-point="1" svg:d="m9466 14165h-1034v370h-308">
          <text:p/>
        </draw:connector>
        <draw:connector draw:style-name="gr8" draw:text-style-name="P1" draw:layer="layout" draw:line-skew="-0.363cm" svg:x1="9.466cm" svg:y1="14.165cm" svg:x2="8.124cm" svg:y2="13.265cm" draw:start-shape="id38" draw:start-glue-point="3" draw:end-shape="id43" draw:end-glue-point="1" svg:d="m9466 14165h-1034v-900h-308">
          <text:p/>
        </draw:connector>
        <draw:connector draw:style-name="gr8" draw:text-style-name="P1" draw:layer="layout" svg:x1="10.748cm" svg:y1="15.735cm" svg:x2="13.677cm" svg:y2="16.988cm" draw:start-shape="id37" draw:start-glue-point="0" draw:end-shape="id44" draw:end-glue-point="3" svg:d="m10748 15735v-502h2417v1755h512">
          <text:p/>
        </draw:connector>
        <draw:custom-shape draw:style-name="gr10" draw:text-style-name="P3" draw:id="id45" draw:layer="layout" svg:width="2.54cm" svg:height="1.27cm" svg:x="13.677cm" svg:y="18.54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id="id46" draw:layer="layout" svg:width="3.81cm" svg:height="0.509cm" svg:x="8.843cm" svg:y="17.63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677cm" svg:y1="19.177cm" svg:x2="12.653cm" svg:y2="17.89cm" draw:start-shape="id45" draw:start-glue-point="3" draw:end-shape="id46" draw:end-glue-point="1" svg:d="m13677 19177h-512v-1287h-512">
          <text:p/>
        </draw:connector>
        <draw:custom-shape draw:style-name="gr13" draw:text-style-name="P3" draw:id="id47" draw:layer="layout" svg:width="2.64cm" svg:height="1.27cm" svg:x="2.27cm" svg:y="16.449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584cm" svg:y1="17.075cm" svg:x2="4.91cm" svg:y2="17.084cm" draw:start-shape="id40" draw:start-glue-point="3" draw:end-shape="id47" draw:end-glue-point="1" svg:d="m5584 17075h-337v9h-337">
          <text:p/>
        </draw:connector>
        <draw:custom-shape draw:style-name="gr15" draw:text-style-name="P3" draw:id="id49" draw:layer="layout" svg:width="2.64cm" svg:height="1.27cm" svg:x="17.51cm" svg:y="14.035cm">
          <text:p text:style-name="P1"><text:span text:style-name="T2">NAND/NOR 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id="id50" draw:layer="layout" svg:width="2.64cm" svg:height="1.27cm" svg:x="17.51cm" svg:y="15.305cm">
          <text:p text:style-name="P1"><text:span text:style-name="T2">SDRAM</text:span></text:p>
          <text:p text:style-name="P1"><text:span text:style-name="T2">DDR/DDR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48" draw:layer="layout" svg:width="2.54cm" svg:height="1.27cm" svg:x="13.7cm" svg:y="14.60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748cm" svg:y1="15.735cm" svg:x2="13.7cm" svg:y2="15.244cm" draw:start-shape="id37" draw:start-glue-point="0" draw:end-shape="id48" draw:end-glue-point="3" svg:d="m10748 15735v-502h2429v11h523">
          <text:p/>
        </draw:connector>
        <draw:connector draw:style-name="gr8" draw:text-style-name="P1" draw:layer="layout" svg:x1="16.24cm" svg:y1="15.244cm" svg:x2="17.51cm" svg:y2="14.67cm" draw:start-shape="id48" draw:start-glue-point="1" draw:end-shape="id49" draw:end-glue-point="3" svg:d="m16240 15244h635v-574h635">
          <text:p/>
        </draw:connector>
        <draw:connector draw:style-name="gr8" draw:text-style-name="P1" draw:layer="layout" svg:x1="16.24cm" svg:y1="15.244cm" svg:x2="17.51cm" svg:y2="15.94cm" draw:start-shape="id48" draw:start-glue-point="1" draw:end-shape="id50" draw:end-glue-point="3" svg:d="m16240 15244h635v696h635">
          <text:p/>
        </draw:connector>
        <draw:custom-shape draw:style-name="gr4" draw:text-style-name="P3" draw:id="id51" draw:layer="layout" svg:width="2.64cm" svg:height="1.27cm" svg:x="2.27cm" svg:y="12.627cm">
          <text:p text:style-name="P1"><text:span text:style-name="T2">RS232</text:span></text:p>
          <text:p text:style-name="P1"><text:span text:style-name="T2">Level shift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1cm" svg:y1="13.262cm" svg:x2="5.584cm" svg:y2="13.265cm" draw:start-shape="id51" draw:start-glue-point="1" draw:end-shape="id43" draw:end-glue-point="3" svg:d="m4910 13262h337v3h337">
          <text:p/>
        </draw:connector>
        <draw:custom-shape draw:style-name="gr16" draw:text-style-name="P3" draw:id="id52" draw:layer="layout" svg:width="2.64cm" svg:height="1.27cm" svg:x="17.454cm" svg:y="18.538cm">
          <text:p text:style-name="P1"><text:span text:style-name="T2">FTDI</text:span></text:p>
          <text:p text:style-name="P1"><text:span text:style-name="T2">JTAG CTR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217cm" svg:y1="19.177cm" svg:x2="17.454cm" svg:y2="19.173cm" draw:start-shape="id45" draw:start-glue-point="1" draw:end-shape="id52" draw:end-glue-point="3" svg:d="m16217 19177h619v-4h618">
          <text:p/>
        </draw:connector>
        <draw:custom-shape draw:style-name="gr1" draw:text-style-name="P1" draw:layer="layout" svg:width="10.96cm" svg:height="8.128cm" svg:x="4.70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53" draw:layer="layout" svg:width="3.81cm" svg:height="1.905cm" svg:x="8.108cm" svg:y="6.845cm">
          <text:p text:style-name="P1"><text:span text:style-name="T1">CPU</text:span></text:p>
          <text:p text:style-name="P1"><text:span text:style-name="T1">Blackf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9" draw:layer="layout" svg:width="2.54cm" svg:height="1.27cm" svg:x="4.849cm" svg:y="3.74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8" draw:layer="layout" svg:width="2.54cm" svg:height="1.27cm" svg:x="4.849cm" svg:y="5.01cm">
          <text:p text:style-name="P1"><text:span text:style-name="T1">P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7" draw:layer="layout" svg:width="2.54cm" svg:height="1.27cm" svg:x="4.849cm" svg:y="6.28cm">
          <text:p text:style-name="P1"><text:span text:style-name="T1">SS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6" draw:layer="layout" svg:width="2.54cm" svg:height="1.27cm" svg:x="4.849cm" svg:y="7.5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5" draw:layer="layout" svg:width="2.54cm" svg:height="1.27cm" svg:x="4.849cm" svg:y="8.82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60" draw:layer="layout" svg:width="2.54cm" svg:height="1.27cm" svg:x="12.942cm" svg:y="7.463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54" draw:layer="layout" svg:width="2.54cm" svg:height="1.27cm" svg:x="8.731cm" svg:y="4.64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013cm" svg:y1="6.845cm" svg:x2="10.001cm" svg:y2="5.91cm" draw:start-shape="id53" draw:start-glue-point="0" draw:end-shape="id54" draw:end-glue-point="2" svg:d="m10013 6845v-468h-12v-467">
          <text:p/>
        </draw:connector>
        <draw:connector draw:style-name="gr8" draw:text-style-name="P1" draw:layer="layout" draw:line-skew="-0.334cm" svg:x1="8.731cm" svg:y1="5.275cm" svg:x2="7.389cm" svg:y2="9.455cm" draw:start-shape="id54" draw:start-glue-point="3" draw:end-shape="id55" draw:end-glue-point="1" svg:d="m8731 5275h-1005v4180h-337">
          <text:p/>
        </draw:connector>
        <draw:connector draw:style-name="gr8" draw:text-style-name="P1" draw:layer="layout" draw:line-skew="-0.334cm" svg:x1="8.731cm" svg:y1="5.275cm" svg:x2="7.389cm" svg:y2="8.185cm" draw:start-shape="id54" draw:start-glue-point="3" draw:end-shape="id56" draw:end-glue-point="1" svg:d="m8731 5275h-1005v2910h-337">
          <text:p/>
        </draw:connector>
        <draw:connector draw:style-name="gr8" draw:text-style-name="P1" draw:layer="layout" draw:line-skew="-0.341cm" svg:x1="8.731cm" svg:y1="5.275cm" svg:x2="7.389cm" svg:y2="6.915cm" draw:start-shape="id54" draw:start-glue-point="3" draw:end-shape="id57" draw:end-glue-point="1" svg:d="m8731 5275h-1012v1640h-330">
          <text:p/>
        </draw:connector>
        <draw:connector draw:style-name="gr8" draw:text-style-name="P1" draw:layer="layout" draw:line-skew="-0.363cm" svg:x1="8.731cm" svg:y1="5.275cm" svg:x2="7.389cm" svg:y2="5.645cm" draw:start-shape="id54" draw:start-glue-point="3" draw:end-shape="id58" draw:end-glue-point="1" svg:d="m8731 5275h-1034v370h-308">
          <text:p/>
        </draw:connector>
        <draw:connector draw:style-name="gr8" draw:text-style-name="P1" draw:layer="layout" draw:line-skew="-0.363cm" svg:x1="8.731cm" svg:y1="5.275cm" svg:x2="7.389cm" svg:y2="4.375cm" draw:start-shape="id54" draw:start-glue-point="3" draw:end-shape="id59" draw:end-glue-point="1" svg:d="m8731 5275h-1034v-900h-308">
          <text:p/>
        </draw:connector>
        <draw:connector draw:style-name="gr8" draw:text-style-name="P1" draw:layer="layout" svg:x1="10.013cm" svg:y1="6.845cm" svg:x2="12.942cm" svg:y2="8.098cm" draw:start-shape="id53" draw:start-glue-point="0" draw:end-shape="id60" draw:end-glue-point="3" svg:d="m10013 6845v-502h2417v1755h512">
          <text:p/>
        </draw:connector>
        <draw:custom-shape draw:style-name="gr10" draw:text-style-name="P3" draw:id="id61" draw:layer="layout" svg:width="2.54cm" svg:height="1.27cm" svg:x="12.942cm" svg:y="9.65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id="id62" draw:layer="layout" svg:width="3.81cm" svg:height="0.509cm" svg:x="8.108cm" svg:y="8.74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2.942cm" svg:y1="10.287cm" svg:x2="11.918cm" svg:y2="9cm" draw:start-shape="id61" draw:start-glue-point="3" draw:end-shape="id62" draw:end-glue-point="1" svg:d="m12942 10287h-512v-1287h-512">
          <text:p/>
        </draw:connector>
        <draw:custom-shape draw:style-name="gr13" draw:text-style-name="P3" draw:id="id63" draw:layer="layout" svg:width="2.64cm" svg:height="1.27cm" svg:x="1.535cm" svg:y="7.559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849cm" svg:y1="8.185cm" svg:x2="4.175cm" svg:y2="8.194cm" draw:start-shape="id56" draw:start-glue-point="3" draw:end-shape="id63" draw:end-glue-point="1" svg:d="m4849 8185h-337v9h-337">
          <text:p/>
        </draw:connector>
        <draw:custom-shape draw:style-name="gr15" draw:text-style-name="P3" draw:id="id65" draw:layer="layout" svg:width="2.64cm" svg:height="1.27cm" svg:x="16.775cm" svg:y="5.145cm">
          <text:p text:style-name="P1"><text:span text:style-name="T2">NAND/NOR 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id="id66" draw:layer="layout" svg:width="2.64cm" svg:height="1.27cm" svg:x="16.775cm" svg:y="6.415cm">
          <text:p text:style-name="P1"><text:span text:style-name="T2">SDRAM</text:span></text:p>
          <text:p text:style-name="P1"><text:span text:style-name="T2">DDR/DDR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64" draw:layer="layout" svg:width="2.54cm" svg:height="1.27cm" svg:x="12.965cm" svg:y="5.71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013cm" svg:y1="6.845cm" svg:x2="12.965cm" svg:y2="6.354cm" draw:start-shape="id53" draw:start-glue-point="0" draw:end-shape="id64" draw:end-glue-point="3" svg:d="m10013 6845v-502h2429v11h523">
          <text:p/>
        </draw:connector>
        <draw:connector draw:style-name="gr8" draw:text-style-name="P1" draw:layer="layout" svg:x1="15.505cm" svg:y1="6.354cm" svg:x2="16.775cm" svg:y2="5.78cm" draw:start-shape="id64" draw:start-glue-point="1" draw:end-shape="id65" draw:end-glue-point="3" svg:d="m15505 6354h635v-574h635">
          <text:p/>
        </draw:connector>
        <draw:connector draw:style-name="gr8" draw:text-style-name="P1" draw:layer="layout" svg:x1="15.505cm" svg:y1="6.354cm" svg:x2="16.775cm" svg:y2="7.05cm" draw:start-shape="id64" draw:start-glue-point="1" draw:end-shape="id66" draw:end-glue-point="3" svg:d="m15505 6354h635v696h635">
          <text:p/>
        </draw:connector>
        <draw:custom-shape draw:style-name="gr4" draw:text-style-name="P3" draw:id="id67" draw:layer="layout" svg:width="2.64cm" svg:height="1.27cm" svg:x="1.535cm" svg:y="3.737cm">
          <text:p text:style-name="P1"><text:span text:style-name="T2">RS232</text:span></text:p>
          <text:p text:style-name="P1"><text:span text:style-name="T2">Level shift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175cm" svg:y1="4.372cm" svg:x2="4.849cm" svg:y2="4.375cm" draw:start-shape="id67" draw:start-glue-point="1" draw:end-shape="id59" draw:end-glue-point="3" svg:d="m4175 4372h337v3h337">
          <text:p/>
        </draw:connector>
        <draw:custom-shape draw:style-name="gr16" draw:text-style-name="P3" draw:id="id68" draw:layer="layout" svg:width="2.64cm" svg:height="1.27cm" svg:x="16.719cm" svg:y="9.648cm">
          <text:p text:style-name="P1"><text:span text:style-name="T2">FTDI</text:span></text:p>
          <text:p text:style-name="P1"><text:span text:style-name="T2">JTAG CTR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482cm" svg:y1="10.287cm" svg:x2="16.719cm" svg:y2="10.283cm" draw:start-shape="id61" draw:start-glue-point="1" draw:end-shape="id68" draw:end-glue-point="3" svg:d="m15482 10287h619v-4h618">
          <text:p/>
        </draw:connector>
        <draw:custom-shape draw:style-name="gr3" draw:text-style-name="P2" draw:id="id70" draw:layer="layout" svg:width="2.54cm" svg:height="1.27cm" svg:x="4.849cm" svg:y="10.09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id="id69" draw:layer="layout" svg:width="2.64cm" svg:height="1.27cm" svg:x="1.635cm" svg:y="10.075cm">
          <text:p text:style-name="P1"><text:span text:style-name="T2">SPI</text:span></text:p>
          <text:p text:style-name="P1"><text:span text:style-name="T2">EEP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275cm" svg:y1="10.71cm" svg:x2="4.849cm" svg:y2="10.725cm" draw:start-shape="id69" draw:start-glue-point="1" draw:end-shape="id70" draw:end-glue-point="3" svg:d="m4275 10710h287v15h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03T16:02:46</meta:creation-date>
    <meta:generator>OpenOffice.org/3.2$Linux OpenOffice.org_project/320m12$Build-9483</meta:generator>
    <dc:date>2011-03-10T12:23:15</dc:date>
    <dc:creator>Carlos Camargo</dc:creator>
    <meta:editing-duration>PT29H02M33S</meta:editing-duration>
    <meta:editing-cycles>73</meta:editing-cycles>
    <meta:document-statistic meta:object-count="145"/>
  </office:meta>
</office:document-meta>
</file>